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3BC0DA28E0C632ED5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Section_20_and_20_Subsection_20_Title-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Only-title">
      <style:graphic-properties draw:stroke="none" svg:stroke-width="0cm" draw:fill="none" draw:textarea-vertical-align="middle" draw:auto-grow-height="false" draw:fit-to-size="false" fo:min-height="4.769cm" fo:padding-top="0.507cm" fo:padding-bottom="0.507cm" fo:padding-left="0.507cm" fo:padding-right="0.507cm" fo:wrap-option="wrap"/>
    </style:style>
    <style:style style:name="pr4" style:family="presentation" style:parent-style-name="Title_20_Only-outline1">
      <style:graphic-properties draw:stroke="none" svg:stroke-width="0cm" draw:fill="none" draw:textarea-vertical-align="top" draw:auto-grow-height="false" draw:fit-to-size="false" fo:min-height="16.314cm" fo:padding-top="0.507cm" fo:padding-bottom="0.507cm" fo:padding-left="0.507cm" fo:padding-right="0.507cm" fo:wrap-option="wrap"/>
    </style:style>
    <style:style style:name="pr5"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Default-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7" style:family="presentation" style:parent-style-name="Default-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8"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96pt"/>
    </style:style>
    <style:style style:name="P3" style:family="paragraph">
      <style:paragraph-properties fo:margin-top="0cm" fo:margin-bottom="0cm" fo:line-height="100%" fo:text-align="start" style:writing-mode="lr-tb"/>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40pt"/>
    </style:style>
    <style:style style:name="P6" style:family="paragraph">
      <style:paragraph-properties fo:margin-left="0cm" fo:margin-right="0cm" fo:margin-top="0cm" fo:margin-bottom="0.564cm" fo:line-height="100%"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top="0cm" fo:margin-bottom="0cm" fo:line-height="100%" fo:text-align="start"/>
    </style:style>
    <style:style style:name="P9" style:family="paragraph">
      <loext:graphic-properties draw:fill="none" draw:fill-color="#ffffff"/>
      <style:paragraph-properties fo:text-align="start" style:font-independent-line-spacing="true"/>
      <style:text-properties fo:font-size="44pt"/>
    </style:style>
    <style:style style:name="T1" style:family="text">
      <style:text-properties fo:font-variant="normal" fo:text-transform="none" fo:color="#ffffff" style:text-line-through-style="none" style:text-line-through-type="none" style:text-position="0% 100%" style:font-name="Calibri" fo:font-size="96pt" fo:letter-spacing="normal" fo:font-style="normal" style:text-underline-style="none" fo:font-weight="normal" style:font-name-asian="Calibri" style:font-size-asian="96pt" style:font-style-asian="normal" style:font-weight-asian="normal" style:font-name-complex="Calibri" style:font-size-complex="96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4" style:family="text">
      <style:text-properties fo:font-variant="normal" fo:text-transform="none" fo:color="#434343"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5" style:family="text">
      <style:text-properties fo:font-variant="normal" fo:text-transform="none" style:text-line-through-style="none" style:text-line-through-type="none" style:text-position="0% 100%" style:font-name="Wingdings"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565cm" text:min-label-width="1.973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ection_20_and_20_Subsection_20_Title" presentation:presentation-page-layout-name="AL1T0">
        <office:forms form:automatic-focus="false" form:apply-design-mode="false"/>
        <draw:frame draw:name="Shape 167" presentation:style-name="pr1" draw:text-style-name="P2" draw:layer="layout" svg:width="45.656cm" svg:height="5.183cm" svg:x="2.169cm" svg:y="10.102cm" presentation:class="title" presentation:user-transformed="true">
          <draw:text-box>
            <text:p text:style-name="P1"><text:span text:style-name="T1">Error Handling in Redux</text:span></text:p>
          </draw:text-box>
        </draw:frame>
        <presentation:notes draw:style-name="dp2">
          <draw:page-thumbnail draw:name="Shape 164" draw:style-name="gr1" draw:layer="layout" svg:width="16.932cm" svg:height="9.524cm" svg:x="1.058cm" svg:y="1.905cm" draw:page-number="1" presentation:class="page"/>
          <draw:frame draw:name="Shape 165" presentation:style-name="pr2" draw:text-style-name="P4" draw:layer="layout" svg:width="15.239cm" svg:height="11.429cm" svg:x="1.905cm" svg:y="12.065cm" presentation:class="notes" presentation:user-transformed="true">
            <draw:text-box>
              <text:p text:style-name="P3"><text:span text:style-name="T2">[Mandatory Slide]</text:span><text:span text:style-name="T2"><text:line-break/></text:span><text:span text:style-name="T2">This would be the introduction slide of the topic that you are covering in this subsection.</text:span></text:p>
              <text:p text:style-name="P3"><text:span text:style-name="T2">When this slide plays, you could talk about the main aim that we’d be covering in this video.</text:span></text:p>
            </draw:text-box>
          </draw:frame>
        </presentation:notes>
      </draw:page>
      <draw:page draw:name="In this Video, we are going to take a look at…" draw:style-name="dp3" draw:master-page-name="Title_20_Only" presentation:presentation-page-layout-name="AL2T19">
        <draw:frame draw:name="Shape 148" presentation:style-name="pr3" draw:text-style-name="P5" draw:layer="layout" svg:width="48.992cm" svg:height="3.344cm" svg:x="0.557cm" svg:y="0.097cm" presentation:class="title" presentation:user-transformed="true">
          <draw:text-box>
            <text:p text:style-name="P1"><text:span text:style-name="T3">In this Video, we are going to take a look at…</text:span></text:p>
          </draw:text-box>
        </draw:frame>
        <draw:frame draw:name="Shape 149" presentation:style-name="pr4" draw:text-style-name="P7" draw:layer="layout" svg:width="48.379cm" svg:height="22.331cm" svg:x="1.17cm" svg:y="4.938cm" presentation:class="outline" presentation:user-transformed="true">
          <draw:text-box>
            <text:list text:style-name="L3">
              <text:list-item>
                <text:p text:style-name="P6"><text:span text:style-name="T4">Catching reducer errors</text:span></text:p>
              </text:list-item>
              <text:list-item>
                <text:p text:style-name="P6"><text:span text:style-name="T4">Catching asynchronous errors</text:span></text:p>
              </text:list-item>
            </text:list>
          </draw:text-box>
        </draw:frame>
        <presentation:notes draw:style-name="dp2">
          <draw:page-thumbnail draw:name="Shape 145" draw:style-name="gr1" draw:layer="layout" svg:width="16.932cm" svg:height="9.524cm" svg:x="1.058cm" svg:y="1.905cm" draw:page-number="2" presentation:class="page"/>
          <draw:frame draw:name="Shape 146" presentation:style-name="pr5" draw:text-style-name="P4" draw:layer="layout" svg:width="15.239cm" svg:height="11.429cm" svg:x="1.905cm" svg:y="12.065cm" presentation:class="notes" presentation:user-transformed="true">
            <draw:text-box>
              <text:p text:style-name="P8"><text:span text:style-name="T2">[Mandatory Slide]</text:span></text:p>
              <text:p text:style-name="P3"><text:span text:style-name="T2">Before the start of the video, we’d like to highlight what are important topics or pointers that we’d be covering in this video. This slide would immediately follow the intro/name slide. This would just be say 2-3 points for the viewers to know what they are getting into.</text:span></text:p>
              <text:p text:style-name="P3"><text:span text:style-name="T2"/></text:p>
            </draw:text-box>
          </draw:frame>
        </presentation:notes>
      </draw:page>
      <draw:page draw:name="page3" draw:style-name="dp3" draw:master-page-name="Default">
        <draw:frame draw:name="Shape 272" presentation:style-name="pr6" draw:text-style-name="P2" draw:layer="layout" svg:width="45.656cm" svg:height="5.183cm" svg:x="2.169cm" svg:y="10.102cm" presentation:class="title" presentation:user-transformed="true">
          <draw:text-box>
            <text:p text:style-name="P1"><text:span text:style-name="T1">List Pagination</text:span></text:p>
          </draw:text-box>
        </draw:frame>
        <draw:frame draw:name="Shape 273" presentation:style-name="pr7" draw:text-style-name="P9" draw:layer="layout" svg:width="45.656cm" svg:height="2.403cm" svg:x="2.169cm" svg:y="15.488cm" presentation:class="subtitle" presentation:user-transformed="true">
          <draw:text-box>
            <text:p text:style-name="P1"><text:span text:style-name="T3">Next Video</text:span></text:p>
          </draw:text-box>
        </draw:frame>
        <presentation:notes draw:style-name="dp2">
          <draw:page-thumbnail draw:name="Shape 269" draw:style-name="gr1" draw:layer="layout" svg:width="16.932cm" svg:height="9.524cm" svg:x="1.058cm" svg:y="1.905cm" draw:page-number="3" presentation:class="page"/>
          <draw:frame draw:name="Shape 270" presentation:style-name="pr8" draw:text-style-name="P4" draw:layer="layout" svg:width="15.239cm" svg:height="11.429cm" svg:x="1.905cm" svg:y="12.065cm" presentation:class="notes" presentation:user-transformed="true">
            <draw:text-box>
              <text:p text:style-name="P3"><text:span text:style-name="T2">[Mandatory Slide]</text:span></text:p>
              <text:p text:style-name="P3"><text:span text:style-name="T2">Here the name of the next video needs to be mentioned. The narration as you guessed it would be just letting the viewer know exactly where we are at and what we’d be taking over next! </text:span><text:span text:style-name="T5"></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778cm" fo:page-height="28.56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508cm" fo:padding-bottom="0.508cm" fo:padding-left="0.508cm" fo:padding-right="0.508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508cm" fo:padding-bottom="0.508cm" fo:padding-left="0.508cm" fo:padding-right="0.508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ection_20_and_20_Subsection_20_Title-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 style:family="presentation" style:parent-style-name="Section_20_and_20_Subsection_20_Title-backgroundobjects">
      <style:graphic-properties draw:stroke="none" draw:fill="none" draw:fill-color="#ffffff" draw:auto-grow-height="false" fo:min-height="1.397cm"/>
    </style:style>
    <style:style style:name="Mpr3" style:family="presentation" style:parent-style-name="Section_20_and_20_Subsection_20_Title-backgroundobjects">
      <style:graphic-properties draw:stroke="none" draw:fill="none" draw:fill-color="#ffffff" draw:textarea-vertical-align="bottom" draw:auto-grow-height="false" fo:min-height="1.397cm"/>
    </style:style>
    <style:style style:name="Mpr4" style:family="presentation" style:parent-style-name="Title_20_Only-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5" style:family="presentation" style:parent-style-name="Title_20_Only-backgroundobjects">
      <style:graphic-properties draw:stroke="none" draw:fill="none" draw:fill-color="#ffffff" draw:auto-grow-height="false" fo:min-height="1.27cm"/>
    </style:style>
    <style:style style:name="Mpr6" style:family="presentation" style:parent-style-name="Title_20_Only-backgroundobjects">
      <style:graphic-properties draw:stroke="none" draw:fill="none" draw:fill-color="#ffffff" draw:textarea-vertical-align="bottom" draw:auto-grow-height="false" fo:min-height="1.27cm"/>
    </style:style>
    <style:style style:name="Mpr7" style:family="presentation" style:parent-style-name="Title_20_and_20_Two_20_Columns-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8" style:family="presentation" style:parent-style-name="Title_20_and_20_Two_20_Columns-backgroundobjects">
      <style:graphic-properties draw:stroke="none" draw:fill="none" draw:fill-color="#ffffff" draw:auto-grow-height="false" fo:min-height="1.27cm"/>
    </style:style>
    <style:style style:name="Mpr9" style:family="presentation" style:parent-style-name="Title_20_and_20_Two_20_Columns-backgroundobjects">
      <style:graphic-properties draw:stroke="none" draw:fill="none" draw:fill-color="#ffffff" draw:textarea-vertical-align="bottom" draw:auto-grow-height="false" fo:min-height="1.27cm"/>
    </style:style>
    <style:style style:name="Mpr10" style:family="presentation" style:parent-style-name="Title_20_and_20_Bod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r13" style:family="presentation" style:parent-style-name="Main_20_Point-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14" style:family="presentation" style:parent-style-name="Main_20_Point-backgroundobjects">
      <style:graphic-properties draw:stroke="none" draw:fill="none" draw:fill-color="#ffffff" draw:auto-grow-height="false" fo:min-height="1.27cm"/>
    </style:style>
    <style:style style:name="Mpr15" style:family="presentation" style:parent-style-name="Main_20_Point-backgroundobjects">
      <style:graphic-properties draw:stroke="none" draw:fill="none" draw:fill-color="#ffffff" draw:textarea-vertical-align="bottom" draw:auto-grow-height="false" fo:min-height="1.27cm"/>
    </style:style>
    <style:style style:name="Mpr16" style:family="presentation" style:parent-style-name="Big_20_Number-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7" style:family="presentation" style:parent-style-name="Big_20_Number-backgroundobjects">
      <style:graphic-properties draw:stroke="none" draw:fill="none" draw:fill-color="#ffffff" draw:auto-grow-height="false" fo:min-height="1.27cm"/>
    </style:style>
    <style:style style:name="Mpr18" style:family="presentation" style:parent-style-name="Big_20_Number-backgroundobjects">
      <style:graphic-properties draw:stroke="none" draw:fill="none" draw:fill-color="#ffffff" draw:textarea-vertical-align="bottom" draw:auto-grow-height="false" fo:min-height="1.27cm"/>
    </style:style>
    <style:style style:name="Mpr19" style:family="presentation" style:parent-style-name="One_20_Column_20_Tex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0" style:family="presentation" style:parent-style-name="One_20_Column_20_Text-backgroundobjects">
      <style:graphic-properties draw:stroke="none" draw:fill="none" draw:fill-color="#ffffff" draw:auto-grow-height="false" fo:min-height="1.27cm"/>
    </style:style>
    <style:style style:name="Mpr21" style:family="presentation" style:parent-style-name="One_20_Column_20_Text-backgroundobjects">
      <style:graphic-properties draw:stroke="none" draw:fill="none" draw:fill-color="#ffffff" draw:textarea-vertical-align="bottom" draw:auto-grow-height="false" fo:min-height="1.27cm"/>
    </style:style>
    <style:style style:name="Mpr22" style:family="presentation" style:parent-style-name="Split_20_Summar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3" style:family="presentation" style:parent-style-name="Split_20_Summary-backgroundobjects">
      <style:graphic-properties draw:stroke="none" draw:fill="none" draw:fill-color="#ffffff" draw:auto-grow-height="false" fo:min-height="1.27cm"/>
    </style:style>
    <style:style style:name="Mpr24" style:family="presentation" style:parent-style-name="Split_20_Summary-backgroundobjects">
      <style:graphic-properties draw:stroke="none" draw:fill="none" draw:fill-color="#ffffff" draw:textarea-vertical-align="bottom" draw:auto-grow-height="false" fo:min-height="1.27cm"/>
    </style:style>
    <style:style style:name="Mpr25" style:family="presentation" style:parent-style-name="Defaul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6" style:family="presentation" style:parent-style-name="Default-backgroundobjects">
      <style:graphic-properties draw:stroke="none" draw:fill="none" draw:fill-color="#ffffff" draw:auto-grow-height="false" fo:min-height="1.27cm"/>
    </style:style>
    <style:style style:name="Mpr27"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96pt"/>
    </style:style>
    <style:style style:name="MP6" style:family="paragraph">
      <loext:graphic-properties draw:fill="solid" draw:fill-color="#fafafa"/>
      <style:paragraph-properties fo:text-align="start" style:font-independent-line-spacing="true"/>
      <style:text-properties fo:font-size="28pt"/>
    </style:style>
    <style:style style:name="MP7" style:family="paragraph">
      <loext:graphic-properties draw:fill="gradient" draw:fill-gradient-name="Gradient_20_2"/>
      <style:paragraph-properties fo:text-align="start" style:font-independent-line-spacing="true"/>
      <style:text-properties fo:font-size="28pt"/>
    </style:style>
    <style:style style:name="MP8" style:family="paragraph">
      <loext:graphic-properties draw:fill="none"/>
      <style:paragraph-properties fo:text-align="start" style:font-independent-line-spacing="true"/>
      <style:text-properties fo:font-size="40pt"/>
    </style:style>
    <style:style style:name="MP9" style:family="paragraph">
      <loext:graphic-properties draw:fill="none"/>
      <style:paragraph-properties fo:text-align="start" style:font-independent-line-spacing="true"/>
      <style:text-properties fo:font-size="32pt"/>
    </style:style>
    <style:style style:name="MP10" style:family="paragraph">
      <loext:graphic-properties draw:fill="none"/>
      <style:paragraph-properties fo:text-align="start" style:font-independent-line-spacing="true"/>
      <style:text-properties fo:font-size="120pt"/>
    </style:style>
    <style:style style:name="MP11" style:family="paragraph">
      <loext:graphic-properties draw:fill="none"/>
      <style:paragraph-properties fo:text-align="start" style:font-independent-line-spacing="true"/>
      <style:text-properties fo:font-size="239.899993896484pt"/>
    </style:style>
    <style:style style:name="MP12" style:family="paragraph">
      <loext:graphic-properties draw:fill="none"/>
      <style:paragraph-properties fo:text-align="start" style:font-independent-line-spacing="true"/>
      <style:text-properties fo:font-size="48pt"/>
    </style:style>
    <style:style style:name="MP13" style:family="paragraph">
      <loext:graphic-properties draw:fill="none"/>
      <style:paragraph-properties fo:text-align="start" style:font-independent-line-spacing="true"/>
      <style:text-properties fo:font-size="84pt"/>
    </style:style>
    <style:style style:name="MP14"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Section_20_and_20_Subsection_20_Title" style:display-name="Section and Subsection Title" style:page-layout-name="PM1" draw:style-name="Mdp1">
      <draw:frame draw:name="Shape 95" presentation:style-name="Mpr1" draw:text-style-name="MP5" draw:layer="backgroundobjects" svg:width="45.658cm" svg:height="5.183cm" svg:x="2.169cm" svg:y="10.102cm" presentation:class="title" presentation:user-transformed="true">
        <draw:text-box>
          <text:p/>
        </draw:text-box>
      </draw:frame>
      <draw:frame presentation:style-name="Section_20_and_20_Subsection_20_Title-outline1" draw:layer="backgroundobjects" svg:width="45.699cm" svg:height="16.564cm" svg:x="2.538cm" svg:y="6.683cm" presentation:class="outline" presentation:placeholder="true">
        <draw:text-box/>
      </draw:frame>
      <presentation:notes style:page-layout-name="PM2">
        <draw:page-thumbnail presentation:style-name="Section_20_and_20_Subsection_20_Title-title" draw:layer="backgroundobjects" svg:width="13.968cm" svg:height="10.476cm" svg:x="3.81cm" svg:y="2.123cm" presentation:class="page"/>
        <draw:frame presentation:style-name="Section_20_and_20_Subsection_20_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Shape 111" draw:style-name="Mgr3" draw:text-style-name="MP6" draw:layer="backgroundobjects" svg:width="50.777cm" svg:height="24.916cm" draw:transform="rotate (-3.14159265358979) translate (50.772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7" draw:layer="backgroundobjects" svg:width="50.777cm" svg:height="0.602cm" svg:x="0cm" svg:y="3.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Mpr4" draw:text-style-name="MP8" draw:layer="backgroundobjects" svg:width="49.014cm" svg:height="3.346cm" svg:x="0.546cm" svg:y="0.091cm" presentation:class="title" presentation:user-transformed="true">
        <draw:text-box>
          <text:p/>
        </draw:text-box>
      </draw:frame>
      <draw:frame presentation:style-name="Title_20_Only-outline1" draw:layer="backgroundobjects" svg:width="45.699cm" svg:height="16.564cm" svg:x="2.538cm" svg:y="6.683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draw:custom-shape draw:name="Shape 105" draw:style-name="Mgr3" draw:text-style-name="MP6" draw:layer="backgroundobjects" svg:width="50.777cm" svg:height="19.198cm" draw:transform="rotate (-3.14159265358979) translate (50.772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Mpr7" draw:text-style-name="MP9" draw:layer="backgroundobjects" svg:width="45.658cm" svg:height="4.262cm" svg:x="2.621cm" svg:y="4.102cm" presentation:class="title" presentation:user-transformed="true">
        <draw:text-box>
          <text:p/>
        </draw:text-box>
      </draw:frame>
      <draw:frame draw:name="Shape 108" presentation:style-name="Title_20_and_20_Two_20_Columns-outline1" draw:layer="backgroundobjects" svg:width="22.211cm" svg:height="15.049cm" svg:x="2.621cm" svg:y="10.657cm" presentation:class="outline" presentation:placeholder="true" presentation:user-transformed="true">
        <draw:text-box/>
      </draw:frame>
      <draw:frame draw:name="Shape 109" presentation:style-name="Title_20_and_20_Two_20_Columns-outline1" draw:layer="backgroundobjects" svg:width="22.211cm" svg:height="15.049cm" svg:x="26.068cm" svg:y="10.657cm" presentation:class="outline" presentation:placeholder="true" presentation:user-transformed="true">
        <draw:text-box/>
      </draw:frame>
      <presentation:notes style:page-layout-name="PM2">
        <draw:page-thumbnail presentation:style-name="Title_20_and_20_Two_20_Columns-title" draw:layer="backgroundobjects" svg:width="16.932cm" svg:height="9.524cm" svg:x="1.058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custom-shape draw:name="Shape 100" draw:style-name="Mgr3" draw:text-style-name="MP6" draw:layer="backgroundobjects" svg:width="50.777cm" svg:height="19.198cm" draw:transform="rotate (-3.14159265358979) translate (50.772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Mpr10" draw:text-style-name="MP9" draw:layer="backgroundobjects" svg:width="45.658cm" svg:height="4.262cm" svg:x="2.621cm" svg:y="4.102cm" presentation:class="title" presentation:user-transformed="true">
        <draw:text-box>
          <text:p/>
        </draw:text-box>
      </draw:frame>
      <draw:frame draw:name="Shape 103" presentation:style-name="Title_20_and_20_Body-outline1" draw:layer="backgroundobjects" svg:width="45.658cm" svg:height="15.049cm" svg:x="2.621cm" svg:y="10.657cm" presentation:class="outline" presentation:placeholder="true" presentation:user-transformed="true">
        <draw:text-box/>
      </draw:frame>
      <presentation:notes style:page-layout-name="PM2">
        <draw:page-thumbnail presentation:style-name="Title_20_and_20_Body-title" draw:layer="backgroundobjects" svg:width="16.932cm" svg:height="9.524cm" svg:x="1.058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draw:frame draw:name="Shape 120" presentation:style-name="Mpr13" draw:text-style-name="MP10" draw:layer="backgroundobjects" svg:width="44.613cm" svg:height="22.715cm" svg:x="2.722cm" svg:y="2.711cm" presentation:class="title" presentation:user-transformed="true">
        <draw:text-box>
          <text:p/>
        </draw:text-box>
      </draw:frame>
      <draw:frame presentation:style-name="Main_20_Point-outline1" draw:layer="backgroundobjects" svg:width="45.699cm" svg:height="16.564cm" svg:x="2.538cm" svg:y="6.683cm" presentation:class="outline" presentation:placeholder="true">
        <draw:text-box/>
      </draw:frame>
      <presentation:notes style:page-layout-name="PM2">
        <draw:page-thumbnail presentation:style-name="Main_20_Point-title" draw:layer="backgroundobjects" svg:width="16.932cm" svg:height="9.524cm" svg:x="1.058cm" svg:y="1.93cm" presentation:class="page"/>
        <draw:frame presentation:style-name="Main_20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draw:frame draw:name="Shape 138" presentation:style-name="Mpr16" draw:text-style-name="MP11" draw:layer="backgroundobjects" svg:width="45.658cm" svg:height="10.902cm" svg:x="2.56cm" svg:y="6.932cm" presentation:class="title" presentation:user-transformed="true">
        <draw:text-box>
          <text:p/>
        </draw:text-box>
      </draw:frame>
      <draw:frame draw:name="Shape 139" presentation:style-name="Big_20_Number-outline1" draw:layer="backgroundobjects" svg:width="33.058cm" svg:height="7.222cm" svg:x="8.859cm" svg:y="18.18cm" presentation:class="outline" presentation:placeholder="true" presentation:user-transformed="true">
        <draw:text-box/>
      </draw:frame>
      <presentation:notes style:page-layout-name="PM2">
        <draw:page-thumbnail presentation:style-name="Big_20_Number-title" draw:layer="backgroundobjects" svg:width="16.932cm" svg:height="9.524cm" svg:x="1.058cm" svg:y="1.93cm" presentation:class="page"/>
        <draw:frame presentation:style-name="Big_20_Number-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draw:custom-shape draw:name="Shape 115" draw:style-name="Mgr3" draw:text-style-name="MP6" draw:layer="backgroundobjects" svg:width="32.582cm" svg:height="28.561cm" draw:transform="rotate (-3.14159265358979) translate (50.778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7" draw:layer="backgroundobjects" svg:width="28.561cm" svg:height="0.602cm" draw:transform="rotate (1.5707963267949) translate (18.195cm 28.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Mpr19" draw:text-style-name="MP12" draw:layer="backgroundobjects" svg:width="15.592cm" svg:height="5.293cm" svg:x="1.255cm" svg:y="1.987cm" presentation:class="title" presentation:user-transformed="true">
        <draw:text-box>
          <text:p/>
        </draw:text-box>
      </draw:frame>
      <draw:frame draw:name="Shape 118" presentation:style-name="One_20_Column_20_Text-outline1" draw:layer="backgroundobjects" svg:width="15.592cm" svg:height="17.566cm" svg:x="1.255cm" svg:y="8.14cm" presentation:class="outline" presentation:placeholder="true" presentation:user-transformed="true">
        <draw:text-box/>
      </draw:frame>
      <presentation:notes style:page-layout-name="PM2">
        <draw:page-thumbnail presentation:style-name="One_20_Column_20_Text-title" draw:layer="backgroundobjects" svg:width="16.932cm" svg:height="9.524cm" svg:x="1.058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draw:custom-shape draw:name="Shape 122" draw:style-name="Mgr3" draw:text-style-name="MP6" draw:layer="backgroundobjects" svg:width="25.388cm" svg:height="28.56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7" draw:layer="backgroundobjects" svg:width="28.557cm" svg:height="0.602cm" draw:transform="rotate (-1.5707963267949) translate (25.39cm 0.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Mpr22" draw:text-style-name="MP13" draw:layer="backgroundobjects" svg:width="22.463cm" svg:height="8.23cm" svg:x="1.474cm" svg:y="6.848cm" presentation:class="title" presentation:user-transformed="true">
        <draw:text-box>
          <text:p/>
        </draw:text-box>
      </draw:frame>
      <draw:frame draw:name="Shape 126" presentation:style-name="Split_20_Summary-outline1" draw:layer="backgroundobjects" svg:width="21.306cm" svg:height="20.518cm" svg:x="27.43cm" svg:y="4.021cm" presentation:class="outline" presentation:placeholder="true" presentation:user-transformed="true">
        <draw:text-box/>
      </draw:frame>
      <presentation:notes style:page-layout-name="PM2">
        <draw:page-thumbnail presentation:style-name="Split_20_Summary-title" draw:layer="backgroundobjects" svg:width="16.932cm" svg:height="9.524cm" svg:x="1.058cm" svg:y="1.93cm" presentation:class="page"/>
        <draw:frame presentation:style-name="Split_20_Summary-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13" presentation:style-name="Mpr25" draw:text-style-name="MP5" draw:layer="backgroundobjects" svg:width="45.658cm" svg:height="5.183cm" svg:x="2.169cm" svg:y="10.102cm" presentation:class="title" presentation:user-transformed="true">
        <draw:text-box>
          <text:p/>
        </draw:text-box>
      </draw:frame>
      <draw:frame draw:name="Shape 15" draw:style-name="Mgr5" draw:text-style-name="MP14" draw:layer="backgroundobjects" svg:width="2.433cm" svg:height="4.652cm" svg:x="47.336cm" svg:y="22.96cm">
        <draw:image xlink:href="Pictures/10000201000001F4000003BC0DA28E0C632ED5C0.png" xlink:type="simple" xlink:show="embed" xlink:actuate="onLoad">
          <text:p/>
        </draw:image>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21</meta:editing-cycles>
    <dc:date>2018-01-27T22:57:59.851306176</dc:date>
    <meta:editing-duration>PT43M28S</meta:editing-duration>
    <meta:generator>LibreOffice/5.1.6.2$Linux_X86_64 LibreOffice_project/10m0$Build-2</meta:generator>
    <meta:document-statistic meta:object-count="10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0</meta:user-defined>
  </office:meta>
</office:document-meta>
</file>